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29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575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I(miA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direc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38.2" calcext:value-type="float">
            <text:p>38.2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icroAm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Voltage</text:p>
          </table:table-cell>
          <table:table-cell table:number-columns-repeated="2"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4500" calcext:value-type="float">
            <text:p>4500</text:p>
          </table:table-cell>
          <table:table-cell table:number-columns-repeated="2" table:style-name="ce1" office:value-type="float" office:value="5000" calcext:value-type="float">
            <text:p>5000</text:p>
          </table:table-cell>
        </table:table-row>
        <table:table-row table:style-name="ro1">
          <table:table-cell table:number-columns-repeated="7"/>
          <table:table-cell table:style-name="ce1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5"/>
          <table:table-cell table:style-name="ce1" office:value-type="string" calcext:value-type="string">
            <text:p>Mean</text:p>
          </table:table-cell>
          <table:table-cell table:formula="of:=AVERAGE([.A13:.A20])" office:value-type="float" office:value="29.865" calcext:value-type="float">
            <text:p>29.865</text:p>
          </table:table-cell>
          <table:table-cell table:formula="of:=AVERAGE([.A23:.A30])" office:value-type="float" office:value="51.59125" calcext:value-type="float">
            <text:p>51.59125</text:p>
          </table:table-cell>
          <table:table-cell table:formula="of:=AVERAGE([.A40:.A47])" office:value-type="float" office:value="28.0175" calcext:value-type="float">
            <text:p>28.0175</text:p>
          </table:table-cell>
          <table:table-cell table:formula="of:=AVERAGE([.A50:.A57])" office:value-type="float" office:value="46.99375" calcext:value-type="float">
            <text:p>46.99375</text:p>
          </table:table-cell>
          <table:table-cell table:formula="of:=AVERAGE([.A65:.A72])" office:value-type="float" office:value="25.53875" calcext:value-type="float">
            <text:p>25.53875</text:p>
          </table:table-cell>
          <table:table-cell table:formula="of:=AVERAGE([.A75:.A82])" office:value-type="float" office:value="44.19875" calcext:value-type="float">
            <text:p>44.19875</text:p>
          </table:table-cell>
          <table:table-cell table:formula="of:=AVERAGE([.A90:.A97])" office:value-type="float" office:value="24.2575" calcext:value-type="float">
            <text:p>24.2575</text:p>
          </table:table-cell>
          <table:table-cell table:formula="of:=AVERAGE([.A100:.A107])" office:value-type="float" office:value="42.285" calcext:value-type="float">
            <text:p>42.285</text:p>
          </table:table-cell>
          <table:table-cell table:formula="of:=AVERAGE([.A115:.A122])" office:value-type="float" office:value="22.83125" calcext:value-type="float">
            <text:p>22.83125</text:p>
          </table:table-cell>
          <table:table-cell table:formula="of:=AVERAGE([.A125:.A132])"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StdDev</text:p>
          </table:table-cell>
          <table:table-cell table:formula="of:=STDEV([.A13:.A20])" office:value-type="float" office:value="0.56843142569204" calcext:value-type="float">
            <text:p>0.5684314257</text:p>
          </table:table-cell>
          <table:table-cell table:formula="of:=STDEV([.A23:.A30])" office:value-type="float" office:value="1.09573768367642" calcext:value-type="float">
            <text:p>1.0957376837</text:p>
          </table:table-cell>
          <table:table-cell table:formula="of:=STDEV([.A40:.A47])" office:value-type="float" office:value="0.491985772152" calcext:value-type="float">
            <text:p>0.4919857722</text:p>
          </table:table-cell>
          <table:table-cell table:formula="of:=STDEV([.A50:.A57])" office:value-type="float" office:value="0.762944249975992" calcext:value-type="float">
            <text:p>0.76294425</text:p>
          </table:table-cell>
          <table:table-cell table:formula="of:=STDEV([.A65:.A72])" office:value-type="float" office:value="0.856928693482886" calcext:value-type="float">
            <text:p>0.8569286935</text:p>
          </table:table-cell>
          <table:table-cell table:formula="of:=STDEV([.A75:.A82])" office:value-type="float" office:value="1.21924376444699" calcext:value-type="float">
            <text:p>1.2192437644</text:p>
          </table:table-cell>
          <table:table-cell table:formula="of:=STDEV([.A90:.A97])" office:value-type="float" office:value="0.430506346394237" calcext:value-type="float">
            <text:p>0.4305063464</text:p>
          </table:table-cell>
          <table:table-cell table:formula="of:=STDEV([.A100:.A107])" office:value-type="float" office:value="3.45007660370441" calcext:value-type="float">
            <text:p>3.4500766037</text:p>
          </table:table-cell>
          <table:table-cell table:formula="of:=STDEV([.A115:.A122])" office:value-type="float" office:value="0.366233239499483" calcext:value-type="float">
            <text:p>0.3662332395</text:p>
          </table:table-cell>
          <table:table-cell table:formula="of:=STDEV([.A125:.A132])" office:value-type="float" office:value="0.596417878432803" calcext:value-type="float">
            <text:p>0.5964178784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Uncert</text:p>
          </table:table-cell>
          <table:table-cell table:formula="of:=[.I13]/SQRT(8)" office:value-type="float" office:value="0.200970857873189" calcext:value-type="float">
            <text:p>0.2009708579</text:p>
          </table:table-cell>
          <table:table-cell table:formula="of:=[.J13]/SQRT(8)" office:value-type="float" office:value="0.387401773264619" calcext:value-type="float">
            <text:p>0.3874017733</text:p>
          </table:table-cell>
          <table:table-cell table:formula="of:=[.K13]/SQRT(8)" office:value-type="float" office:value="0.17394323786799" calcext:value-type="float">
            <text:p>0.1739432379</text:p>
          </table:table-cell>
          <table:table-cell table:formula="of:=[.L13]/SQRT(8)" office:value-type="float" office:value="0.269741526412654" calcext:value-type="float">
            <text:p>0.2697415264</text:p>
          </table:table-cell>
          <table:table-cell table:formula="of:=[.M13]/SQRT(8)" office:value-type="float" office:value="0.302970045077539" calcext:value-type="float">
            <text:p>0.3029700451</text:p>
          </table:table-cell>
          <table:table-cell table:formula="of:=[.N13]/SQRT(8)" office:value-type="float" office:value="0.431067766879938" calcext:value-type="float">
            <text:p>0.4310677669</text:p>
          </table:table-cell>
          <table:table-cell table:formula="of:=[.O13]/SQRT(8)" office:value-type="float" office:value="0.152206978439605" calcext:value-type="float">
            <text:p>0.1522069784</text:p>
          </table:table-cell>
          <table:table-cell table:formula="of:=[.P13]/SQRT(8)" office:value-type="float" office:value="1.21978628104622" calcext:value-type="float">
            <text:p>1.219786281</text:p>
          </table:table-cell>
          <table:table-cell table:formula="of:=[.Q13]/SQRT(8)" office:value-type="float" office:value="0.129483003573001" calcext:value-type="float">
            <text:p>0.1294830036</text:p>
          </table:table-cell>
          <table:table-cell table:formula="of:=[.R13]/SQRT(8)" office:value-type="float" office:value="0.210865563130364" calcext:value-type="float">
            <text:p>0.210865563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string" calcext:value-type="string">
            <text:p>EW</text:p>
          </table:table-cell>
          <table:table-cell table:number-columns-repeated="5"/>
          <table:table-cell table:style-name="ce1" office:value-type="string" calcext:value-type="string">
            <text:p>Corrected</text:p>
          </table:table-cell>
          <table:table-cell table:style-name="ce2" table:formula="of:= [.I12] /( 140/2 + SQRT( 140^2 / 4 - [.I12]^2)) *140" office:value-type="float" office:value="31.3638767567937" calcext:value-type="float">
            <text:p>31.364</text:p>
          </table:table-cell>
          <table:table-cell table:style-name="ce2" table:formula="of:= [.J12] /( 140/2 + SQRT( 140^2 / 4 - [.J12]^2)) *140" office:value-type="float" office:value="61.5693929813237" calcext:value-type="float">
            <text:p>61.569</text:p>
          </table:table-cell>
          <table:table-cell table:style-name="ce2" table:formula="of:= [.K12] /( 140/2 + SQRT( 140^2 / 4 - [.K12]^2)) *140" office:value-type="float" office:value="29.2396289243905" calcext:value-type="float">
            <text:p>29.240</text:p>
          </table:table-cell>
          <table:table-cell table:style-name="ce2" table:formula="of:= [.L12] /( 140/2 + SQRT( 140^2 / 4 - [.L12]^2)) *140" office:value-type="float" office:value="53.980123036621" calcext:value-type="float">
            <text:p>53.980</text:p>
          </table:table-cell>
          <table:table-cell table:style-name="ce2" table:formula="of:= [.M12] /( 140/2 + SQRT( 140^2 / 4 - [.M12]^2)) *140" office:value-type="float" office:value="26.4503547235489" calcext:value-type="float">
            <text:p>26.450</text:p>
          </table:table-cell>
          <table:table-cell table:style-name="ce2" table:formula="of:= [.N12] /( 140/2 + SQRT( 140^2 / 4 - [.N12]^2)) *140" office:value-type="float" office:value="49.7888255878661" calcext:value-type="float">
            <text:p>49.789</text:p>
          </table:table-cell>
          <table:table-cell table:style-name="ce2" table:formula="of:= [.O12] /( 140/2 + SQRT( 140^2 / 4 - [.O12]^2)) *140" office:value-type="float" office:value="25.0330646591046" calcext:value-type="float">
            <text:p>25.033</text:p>
          </table:table-cell>
          <table:table-cell table:style-name="ce2" table:formula="of:= [.P12] /( 140/2 + SQRT( 140^2 / 4 - [.P12]^2)) *140" office:value-type="float" office:value="47.0635982512701" calcext:value-type="float">
            <text:p>47.064</text:p>
          </table:table-cell>
          <table:table-cell table:style-name="ce2" table:formula="of:= [.Q12] /( 140/2 + SQRT( 140^2 / 4 - [.Q12]^2)) *140" office:value-type="float" office:value="23.473070249828" calcext:value-type="float">
            <text:p>23.473</text:p>
          </table:table-cell>
          <table:table-cell table:style-name="ce2" table:formula="of:= [.R12] /( 140/2 + SQRT( 140^2 / 4 - [.R12]^2)) *140" office:value-type="float" office:value="42.0756172750305" calcext:value-type="float">
            <text:p>42.076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string" calcext:value-type="string">
            <text:p>EW</text:p>
          </table:table-cell>
          <table:table-cell table:number-columns-repeated="5"/>
          <table:table-cell table:style-name="ce1" office:value-type="string" calcext:value-type="string">
            <text:p>stdDev</text:p>
          </table:table-cell>
          <table:table-cell table:style-name="ce2" table:formula="of:= [.I13] /( 140/2 + SQRT( 140^2 / 4 - [.I13]^2)) *140" office:value-type="float" office:value="0.568440796833369" calcext:value-type="float">
            <text:p>0.568</text:p>
          </table:table-cell>
          <table:table-cell table:style-name="ce2" table:formula="of:= [.J13] /( 140/2 + SQRT( 140^2 / 4 - [.J13]^2)) *140" office:value-type="float" office:value="1.09580481372079" calcext:value-type="float">
            <text:p>1.096</text:p>
          </table:table-cell>
          <table:table-cell table:style-name="ce2" table:formula="of:= [.K13] /( 140/2 + SQRT( 140^2 / 4 - [.K13]^2)) *140" office:value-type="float" office:value="0.491991848075343" calcext:value-type="float">
            <text:p>0.492</text:p>
          </table:table-cell>
          <table:table-cell table:style-name="ce2" table:formula="of:= [.L13] /( 140/2 + SQRT( 140^2 / 4 - [.L13]^2)) *140" office:value-type="float" office:value="0.762966909362014" calcext:value-type="float">
            <text:p>0.763</text:p>
          </table:table-cell>
          <table:table-cell table:style-name="ce2" table:formula="of:= [.M13] /( 140/2 + SQRT( 140^2 / 4 - [.M13]^2)) *140" office:value-type="float" office:value="0.856960801281314" calcext:value-type="float">
            <text:p>0.857</text:p>
          </table:table-cell>
          <table:table-cell table:style-name="ce2" table:formula="of:= [.N13] /( 140/2 + SQRT( 140^2 / 4 - [.N13]^2)) *140" office:value-type="float" office:value="1.21933625160692" calcext:value-type="float">
            <text:p>1.219</text:p>
          </table:table-cell>
          <table:table-cell table:style-name="ce2" table:formula="of:= [.O13] /( 140/2 + SQRT( 140^2 / 4 - [.O13]^2)) *140" office:value-type="float" office:value="0.430510417297818" calcext:value-type="float">
            <text:p>0.431</text:p>
          </table:table-cell>
          <table:table-cell table:style-name="ce2" table:formula="of:= [.P13] /( 140/2 + SQRT( 140^2 / 4 - [.P13]^2)) *140" office:value-type="float" office:value="3.45217437488966" calcext:value-type="float">
            <text:p>3.452</text:p>
          </table:table-cell>
          <table:table-cell table:style-name="ce2" table:formula="of:= [.Q13] /( 140/2 + SQRT( 140^2 / 4 - [.Q13]^2)) *140" office:value-type="float" office:value="0.366235745742317" calcext:value-type="float">
            <text:p>0.366</text:p>
          </table:table-cell>
          <table:table-cell table:style-name="ce2" table:formula="of:= [.R13] /( 140/2 + SQRT( 140^2 / 4 - [.R13]^2)) *140" office:value-type="float" office:value="0.596428703027732" calcext:value-type="float">
            <text:p>0.596</text:p>
          </table:table-cell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string" calcext:value-type="string">
            <text:p>NS</text:p>
          </table:table-cell>
          <table:table-cell table:number-columns-repeated="5"/>
          <table:table-cell table:style-name="ce1" office:value-type="string" calcext:value-type="string">
            <text:p>Uncert</text:p>
          </table:table-cell>
          <table:table-cell table:style-name="ce2" table:formula="of:= [.I14] /( 140/2 + SQRT( 140^2 / 4 - [.I14]^2)) *140" office:value-type="float" office:value="0.20097127201109" calcext:value-type="float">
            <text:p>0.201</text:p>
          </table:table-cell>
          <table:table-cell table:style-name="ce2" table:formula="of:= [.J14] /( 140/2 + SQRT( 140^2 / 4 - [.J14]^2)) *140" office:value-type="float" office:value="0.387404739703416" calcext:value-type="float">
            <text:p>0.387</text:p>
          </table:table-cell>
          <table:table-cell table:style-name="ce2" table:formula="of:= [.K14] /( 140/2 + SQRT( 140^2 / 4 - [.K14]^2)) *140" office:value-type="float" office:value="0.173943506382599" calcext:value-type="float">
            <text:p>0.174</text:p>
          </table:table-cell>
          <table:table-cell table:style-name="ce2" table:formula="of:= [.L14] /( 140/2 + SQRT( 140^2 / 4 - [.L14]^2)) *140" office:value-type="float" office:value="0.269742527773452" calcext:value-type="float">
            <text:p>0.270</text:p>
          </table:table-cell>
          <table:table-cell table:style-name="ce2" table:formula="of:= [.M14] /( 140/2 + SQRT( 140^2 / 4 - [.M14]^2)) *140" office:value-type="float" office:value="0.302971463962125" calcext:value-type="float">
            <text:p>0.303</text:p>
          </table:table-cell>
          <table:table-cell table:style-name="ce2" table:formula="of:= [.N14] /( 140/2 + SQRT( 140^2 / 4 - [.N14]^2)) *140" office:value-type="float" office:value="0.431071853731015" calcext:value-type="float">
            <text:p>0.431</text:p>
          </table:table-cell>
          <table:table-cell table:style-name="ce2" table:formula="of:= [.O14] /( 140/2 + SQRT( 140^2 / 4 - [.O14]^2)) *140" office:value-type="float" office:value="0.152207158346848" calcext:value-type="float">
            <text:p>0.152</text:p>
          </table:table-cell>
          <table:table-cell table:style-name="ce2" table:formula="of:= [.P14] /( 140/2 + SQRT( 140^2 / 4 - [.P14]^2)) *140" office:value-type="float" office:value="1.2198788917333" calcext:value-type="float">
            <text:p>1.220</text:p>
          </table:table-cell>
          <table:table-cell table:style-name="ce2" table:formula="of:= [.Q14] /( 140/2 + SQRT( 140^2 / 4 - [.Q14]^2)) *140" office:value-type="float" office:value="0.129483114333006" calcext:value-type="float">
            <text:p>0.129</text:p>
          </table:table-cell>
          <table:table-cell table:style-name="ce2" table:formula="of:= [.R14] /( 140/2 + SQRT( 140^2 / 4 - [.R14]^2)) *140" office:value-type="float" office:value="0.210866041499201" calcext:value-type="float">
            <text:p>0.211</text:p>
          </table:table-cell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3.06" calcext:value-type="float">
            <text:p>53.06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m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Vol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ire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66" calcext:value-type="float">
            <text:p>46.6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6" calcext:value-type="float">
            <text:p>42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3.8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2.99" calcext:value-type="float">
            <text:p>42.9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00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13.2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18" calcext:value-type="float">
            <text:p>41.1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.00k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ro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11" calcext:value-type="float">
            <text:p>38.1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22" calcext:value-type="float">
            <text:p>39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43" calcext:value-type="float">
            <text:p>38.4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4:11:31.734579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4T15:42:51.269613186</dc:date>
    <dc:creator>Michael Ganger</dc:creator>
    <meta:editing-duration>PT8H44M13S</meta:editing-duration>
    <meta:editing-cycles>3</meta:editing-cycles>
    <meta:document-statistic meta:table-count="1" meta:cell-count="358" meta:object-count="0"/>
  </office:meta>
</office:document-meta>
</file>